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1" fo:font-size="14pt" style:font-name-asian="Consolas" style:font-size-asian="14pt" style:font-name-complex="Consolas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1" fo:font-size="14pt" style:font-name-asian="Consolas" style:font-size-asian="14pt" style:font-name-complex="Consolas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1" fo:font-size="14pt" style:font-name-asian="Consolas" style:font-size-asian="14pt" style:font-name-complex="Consolas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1" fo:font-size="14pt" style:font-name-asian="Consolas" style:font-size-asian="14pt" style:font-name-complex="Consolas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  <style:text-properties style:font-name="Consolas" fo:font-size="14pt" style:font-name-asian="Consolas" style:font-size-asian="14pt" style:font-name-complex="Consolas" style:font-size-complex="14pt"/>
    </style:style>
    <style:style style:name="ce26" style:family="table-cell" style:parent-style-name="Default" style:data-style-name="N0">
      <style:table-cell-properties fo:background-color="transparent" fo:wrap-option="wrap" style:vertical-align="middl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1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6" office:value-type="string">
            <text:p>MN</text:p>
          </table:table-cell>
          <table:table-cell table:style-name="ce27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6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number-columns-repeated="2" table:style-name="ce5" office:value-type="string">
            <text:p>MN</text:p>
          </table:table-cell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6" office:value-type="string">
            <text:p>MN</text:p>
          </table:table-cell>
          <table:table-cell table:style-name="ce11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de </text:span><text:span text:style-name="T1">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</text:span><text:span text:style-name="T1">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</text:span><text:span text:style-name="T1">extrait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</text:span><text:span text:style-name="T1">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</text:span><text:span text:style-name="T1">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</text:span><text:span text:style-name="T1">Félibien,</text:span> Les plaisirs de l’île enchantée…, <text:span text:style-name="T1">Paris, </text:span><text:span text:style-name="T1">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</text:span><text:span text:style-name="T1">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 Les plaisirs de l’île enchantée…, <text:span text:style-name="T1">Paris, Imprimerie </text:span><text:span text:style-name="T1">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</text:span><text:span text:style-name="T1">d'Elide</text:span>, <text:span text:style-name="T1">Estampe extraite d'André Félibien,</text:span> Les plaisirs de l’île enchantée…, <text:span text:style-name="T1">Paris, Imprimerie </text:span><text:span text:style-name="T1">royale, 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</text:span><text:span text:style-name="T1">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 Les plaisirs de l’île enchantée…, <text:span text:style-name="T1">Paris, Imprimerie </text:span><text:span text:style-name="T1">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office:value-type="string">
            <text:p>merveilles17_arc_bavmscheii38_001</text:p>
          </table:table-cell>
          <table:table-cell table:style-name="ce26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office:value-type="string">
            <text:p>merveilles17_arc_bnfmsfr6143_001</text:p>
          </table:table-cell>
          <table:table-cell table:number-columns-repeated="2" table:style-name="ce2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6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" svg:font-family="Consolas"/>
    <style:font-face style:name="Consolas1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30/03/2020</text:date>, <text:time>16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30T16:32:17.83</dc:date>
    <meta:editing-cycles>19</meta:editing-cycles>
    <meta:editing-duration>PT1H57M28S</meta:editing-duration>
    <meta:document-statistic meta:table-count="1" meta:cell-count="7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